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07396CB9CB618E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7.45cm" fo:min-width="11.7cm" fo:padding-top="0.165cm" fo:padding-bottom="0.165cm" fo:padding-left="0.29cm" fo:padding-right="0.29cm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7.37cm" fo:min-width="11.62cm" fo:padding-top="0.165cm" fo:padding-bottom="0.165cm" fo:padding-left="0.29cm" fo:padding-right="0.2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layer="layout" svg:width="12.2cm" svg:height="7.7cm" svg:x="3.5cm" svg:y="1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028cm" svg:height="3.985cm" svg:x="3.572cm" svg:y="4.715cm">
          <draw:image xlink:href="Pictures/10000201000002000000020007396CB9CB618E42.png" xlink:type="simple" xlink:show="embed" xlink:actuate="onLoad" loext:mime-type="image/png">
            <text:p/>
          </draw:image>
        </draw:frame>
        <draw:custom-shape draw:style-name="gr3" draw:text-style-name="P1" draw:layer="layout" svg:width="12.2cm" svg:height="7.7cm" svg:x="3.5cm" svg:y="9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028cm" svg:height="3.985cm" svg:x="3.972cm" svg:y="13.115cm">
          <draw:image xlink:href="Pictures/10000201000002000000020007396CB9CB618E4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17:23:02.881381047</meta:creation-date>
    <dc:date>2021-01-04T17:25:20.997281767</dc:date>
    <meta:editing-duration>PT13S</meta:editing-duration>
    <meta:editing-cycles>1</meta:editing-cycles>
    <meta:document-statistic meta:object-count="4"/>
    <meta:generator>LibreOffice/6.4.6.2$Linux_X86_64 LibreOffice_project/40$Build-2</meta:generator>
  </office:meta>
</office:document-meta>
</file>